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8e49" officeooo:paragraph-rsid="00138e49"/>
    </style:style>
    <style:style style:name="P2" style:family="paragraph" style:parent-style-name="Standard">
      <style:text-properties fo:font-weight="bold" officeooo:rsid="00138e49" officeooo:paragraph-rsid="00138e49" style:font-weight-asian="bold" style:font-weight-complex="bold"/>
    </style:style>
    <style:style style:name="P3" style:family="paragraph" style:parent-style-name="Standard">
      <style:text-properties fo:font-weight="bold" officeooo:paragraph-rsid="001738fd" style:font-weight-asian="bold" style:font-weight-complex="bold"/>
    </style:style>
    <style:style style:name="P4" style:family="paragraph" style:parent-style-name="Standard">
      <style:text-properties officeooo:rsid="001ad003" officeooo:paragraph-rsid="001ad003"/>
    </style:style>
    <style:style style:name="P5" style:family="paragraph" style:parent-style-name="Standard">
      <style:text-properties fo:font-weight="normal" officeooo:rsid="00138e49" officeooo:paragraph-rsid="00138e49" style:font-weight-asian="normal" style:font-weight-complex="normal"/>
    </style:style>
    <style:style style:name="P6" style:family="paragraph" style:parent-style-name="Text_20_body">
      <style:text-properties officeooo:rsid="00138e49" officeooo:paragraph-rsid="00138e49"/>
    </style:style>
    <style:style style:name="P7" style:family="paragraph" style:parent-style-name="Text_20_body">
      <style:text-properties fo:font-weight="bold" officeooo:rsid="00138e49" officeooo:paragraph-rsid="00138e49" style:font-weight-asian="bold" style:font-weight-complex="bold"/>
    </style:style>
    <style:style style:name="P8" style:family="paragraph" style:parent-style-name="Text_20_body">
      <style:text-properties fo:font-weight="bold" officeooo:rsid="00158a74" officeooo:paragraph-rsid="00158a74" style:font-weight-asian="bold" style:font-weight-complex="bold"/>
    </style:style>
    <style:style style:name="P9" style:family="paragraph" style:parent-style-name="Text_20_body">
      <style:text-properties fo:font-weight="bold" officeooo:rsid="00158a74" officeooo:paragraph-rsid="001738fd" style:font-weight-asian="bold" style:font-weight-complex="bold"/>
    </style:style>
    <style:style style:name="P10" style:family="paragraph" style:parent-style-name="Text_20_body">
      <style:text-properties fo:font-weight="normal" style:font-weight-asian="normal" style:font-weight-complex="normal"/>
    </style:style>
    <style:style style:name="P11" style:family="paragraph" style:parent-style-name="Text_20_body">
      <style:text-properties fo:font-weight="normal" officeooo:rsid="00158a74" officeooo:paragraph-rsid="00158a74" style:font-weight-asian="normal" style:font-weight-complex="normal"/>
    </style:style>
    <style:style style:name="P12" style:family="paragraph" style:parent-style-name="Text_20_body">
      <style:text-properties fo:font-weight="normal" officeooo:rsid="00158a74" officeooo:paragraph-rsid="001738fd" style:font-weight-asian="normal" style:font-weight-complex="normal"/>
    </style:style>
    <style:style style:name="P13" style:family="paragraph" style:parent-style-name="Text_20_body">
      <style:text-properties officeooo:paragraph-rsid="002165f8"/>
    </style:style>
    <style:style style:name="P14" style:family="paragraph" style:parent-style-name="Text_20_body">
      <style:paragraph-properties fo:margin-top="0cm" fo:margin-bottom="0.101cm" loext:contextual-spacing="false"/>
      <style:text-properties fo:font-weight="bold" style:font-weight-asian="bold" style:font-weight-complex="bold"/>
    </style:style>
    <style:style style:name="P15" style:family="paragraph" style:parent-style-name="Standard">
      <style:text-properties fo:font-weight="bold" officeooo:rsid="00138e49" officeooo:paragraph-rsid="00138e49" style:font-weight-asian="bold" style:font-weight-complex="bold"/>
    </style:style>
    <style:style style:name="P16" style:family="paragraph" style:parent-style-name="Text_20_body">
      <style:text-properties officeooo:rsid="00138e49" officeooo:paragraph-rsid="002651dd"/>
    </style:style>
    <style:style style:name="T1" style:family="text">
      <style:text-properties officeooo:rsid="00158a7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8e49" style:font-weight-asian="bold" style:font-weight-complex="bold"/>
    </style:style>
    <style:style style:name="T4" style:family="text">
      <style:text-properties fo:font-weight="bold" officeooo:rsid="00158a74" style:font-weight-asian="bold" style:font-weight-complex="bold"/>
    </style:style>
    <style:style style:name="T5" style:family="text">
      <style:text-properties fo:font-weight="bold" officeooo:rsid="001e23dd" style:font-weight-asian="bold" style:font-weight-complex="bold"/>
    </style:style>
    <style:style style:name="T6" style:family="text">
      <style:text-properties fo:font-weight="bold" officeooo:rsid="002165f8" style:font-weight-asian="bold" style:font-weight-complex="bold"/>
    </style:style>
    <style:style style:name="T7" style:family="text">
      <style:text-properties fo:font-weight="normal" officeooo:rsid="00158a74" style:font-weight-asian="normal" style:font-weight-complex="normal"/>
    </style:style>
    <style:style style:name="T8" style:family="text">
      <style:text-properties fo:font-weight="normal" officeooo:rsid="001738fd" style:font-weight-asian="normal" style:font-weight-complex="normal"/>
    </style:style>
    <style:style style:name="T9" style:family="text">
      <style:text-properties fo:font-weight="normal" officeooo:rsid="002165f8" style:font-weight-asian="normal" style:font-weight-complex="normal"/>
    </style:style>
    <style:style style:name="T10" style:family="text">
      <style:text-properties officeooo:rsid="001738fd"/>
    </style:style>
    <style:style style:name="T11" style:family="text">
      <style:text-properties officeooo:rsid="0017a8e6"/>
    </style:style>
    <style:style style:name="T12" style:family="text">
      <style:text-properties officeooo:rsid="00199b79"/>
    </style:style>
    <style:style style:name="T13" style:family="text">
      <style:text-properties officeooo:rsid="001e23dd"/>
    </style:style>
    <style:style style:name="T14" style:family="text">
      <style:text-properties officeooo:rsid="001fa425"/>
    </style:style>
    <style:style style:name="T15" style:family="text">
      <style:text-properties officeooo:rsid="002165f8"/>
    </style:style>
    <style:style style:name="T16" style:family="text">
      <style:text-properties officeooo:rsid="00228975"/>
    </style:style>
    <style:style style:name="T17" style:family="text">
      <style:text-properties officeooo:rsid="002330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ace algo así como doce años que no puedo levantar<text:span text:style-name="T16">me</text:span> de la cama sin asistencia de alguien más. <text:span text:style-name="T17">Hay una serie de pequeños placeres</text:span></text:p>
      <text:p text:style-name="Standard"/>
      <text:p text:style-name="Standard"/>
      <text:h text:style-name="Heading_20_1" text:outline-level="1">Materials</text:h>
      <text:h text:style-name="Heading_20_2" text:outline-level="2"><text:span text:style-name="T3">M</text:span><text:span text:style-name="T2">ovimiento Vertical</text:span></text:h>
      <text:p text:style-name="P13"><text:span text:style-name="T3">440 lb Electric Wire Hoist</text:span><text:span text:style-name="T4">. </text:span><text:span text:style-name="T6"><text:tab/><text:tab/><text:tab/><text:tab/><text:tab/><text:tab/></text:span><text:span text:style-name="T4">$3,899</text:span></text:p>
      <text:p text:style-name="P13"><text:span text:style-name="T7">Better configured as </text:span><text:span text:style-name="T9">double line lift</text:span><text:span text:style-name="T7">, cause the single line is a little fast.</text:span><text:span text:style-name="T9"> </text:span><text:span text:style-name="T7"><text:s/></text:span><text:span text:style-name="T8"><text:tab/><text:tab/><text:tab/><text:tab/></text:span></text:p>
      <text:p text:style-name="P6">https://steeldragontools.com/products/cable-wire-hoist/sdt-ewh0440/</text:p>
      <text:p text:style-name="P16">https://www.amazon.com.mx/herramientas-440-libras-polipasto-el%C3%A9ctrico-distancia/dp/B00W86NR68</text:p>
      <text:p text:style-name="P6">https://articulo.mercadolibre.com.mx/MLM-594135734-mini-grua-electrica-400-libras-control-remoto-con-cable-j-_JM</text:p>
      <text:p text:style-name="P9"/>
      <text:p text:style-name="P9">Riel superior para <text:span text:style-name="T12">P</text:span>ortón con cerretilla.<text:tab/><text:tab/><text:tab/><text:tab/><text:span text:style-name="T10"><text:tab/></text:span>$1,200</text:p>
      <text:p text:style-name="P7"/>
      <text:p text:style-name="P7">Modulo Relevadores Relay 4 Canales 5v<text:span text:style-name="T10"><text:tab/><text:tab/><text:tab/><text:tab/><text:tab/>$64</text:span></text:p>
      <text:p text:style-name="P6">https://articulo.mercadolibre.com.mx/MLM-601622312-modulo-relevadores-relay-4-canales-5v-_JM</text:p>
      <text:p text:style-name="P8"/>
      <text:p text:style-name="P8">Modulo Adaptador Usb Serial Para Wifi Esp8266 Esp-01 Arduino<text:span text:style-name="T10"><text:tab/><text:tab/>$34</text:span></text:p>
      <text:p text:style-name="P11">https://articulo.mercadolibre.com.mx/MLM-660629365-modulo-adaptador-usb-serial-para-wifi-esp8266-esp-01-arduino-_JM</text:p>
      <text:p text:style-name="P3"/>
      <text:p text:style-name="P3">Modulo Wifi Serial Esp8266 Arduino<text:span text:style-name="T10"><text:tab/><text:tab/><text:tab/><text:tab/><text:tab/>$62.10</text:span></text:p>
      <text:p text:style-name="P12">https://articulo.mercadolibre.com.mx/MLM-632013093-modulo-wifi-serial-esp8266-arduino-_JM</text:p>
      <text:p text:style-name="P12"/>
      <text:p text:style-name="P9">Placa Fenólica Perforada Tipo Protoboard De 7 Cm X 14,5 Cm<text:span text:style-name="T11"><text:tab/><text:tab/>$65.00</text:span></text:p>
      <text:p text:style-name="P12">https://www.steren.com.mx/placa-fenolica-perforada-tipo-protoboard-de-7-cm-x-14-5-cm.html</text:p>
      <text:p text:style-name="P9"/>
      <text:p text:style-name="Text_20_body">Convertidor Dc-dc Lm2596<text:span text:style-name="T13"><text:tab/><text:tab/><text:tab/><text:tab/></text:span><text:span text:style-name="T5"><text:tab/><text:tab/>$40</text:span></text:p>
      <text:p text:style-name="P12">https://articulo.mercadolibre.com.mx/MLM-586810049-convertidor-dc-dc-lm2596-_JM</text:p>
      <text:p text:style-name="P9">Gabinete plástico de 15 x 6 x 9.9 cm<text:span text:style-name="T10"><text:tab/><text:tab/><text:tab/><text:tab/><text:tab/>$99.00</text:span></text:p>
      <text:p text:style-name="P12"><text:soft-page-break/>https://www.steren.com.mx/gabinete-plastico-de-15-x-6-x-9-9-cm.html</text:p>
      <text:p text:style-name="P12"/>
      <text:p text:style-name="P8"/>
      <text:h text:style-name="Heading_20_2" text:outline-level="2">Movimiento Horizontal</text:h>
      <text:p text:style-name="P8">Motor de 24V, con caja reductora. Tipo U. <text:tab/><text:tab/><text:tab/><text:span text:style-name="T15"><text:tab/></text:span>$45 USD</text:p>
      <text:p text:style-name="P8"/>
      <text:p text:style-name="P2">Fuente Conmutada De Alimentación 12v 5a 60w, 110/220vca<text:span text:style-name="T1"> <text:s/><text:tab/><text:tab/>$184</text:span></text:p>
      <text:p text:style-name="P1">https://articulo.mercadolibre.com.mx/MLM-614165953-fuente-conmutada-de-alimentacion-12v-5a-60w-110220vca-_JM</text:p>
      <text:p text:style-name="P1"/>
      <text:p text:style-name="P1"/>
      <text:p text:style-name="P2"><text:span text:style-name="T14">G</text:span>abinete plástico de 18 x 6.5 x 11 cm<text:span text:style-name="T10"><text:tab/><text:tab/><text:tab/><text:tab/><text:tab/>$120</text:span></text:p>
      <text:p text:style-name="P5">https://www.steren.com.mx/gabinete-plastico-de-18-x-6-5-x-11-cm.html</text:p>
      <text:p text:style-name="P2"/>
      <text:p text:style-name="P2"/>
      <text:p text:style-name="P1"><text:span text:style-name="T2">Polea Dentada Gt2 60 Dientes 8mm, Ideal Para Nema 23 Cnc,</text:span><text:span text:style-name="T4"> </text:span><text:span text:style-name="T1"><text:tab/><text:tab/></text:span><text:span text:style-name="T2">$130</text:span></text:p>
      <text:p text:style-name="P1">https://articulo.mercadolibre.com.mx/MLM-582137986-polea-dentada-gt2-60-dientes-8mm-ideal-para-nema-23-cnc-_JM</text:p>
      <text:p text:style-name="P1"/>
      <text:p text:style-name="P1"/>
      <text:p text:style-name="P14">Kit 2 Poleas Gt2 5mm Con 5m Banda Reprap Cnc Impresora 3d<text:span text:style-name="T10"><text:tab/><text:tab/>$264</text:span></text:p>
      <text:p text:style-name="P10">https://articulo.mercadolibre.com.mx/MLM-661051453-kit-2-poleas-gt2-5mm-con-5m-banda-reprap-cnc-impresora-3d-_JM</text:p>
      <text:p text:style-name="P10"/>
      <text:p text:style-name="P14">Endstop Switch Limit Fin Carrera Reprap Impresora 3d<text:span text:style-name="T10"><text:tab/><text:tab/><text:tab/>$36.95</text:span></text:p>
      <text:p text:style-name="Text_20_body">https://articulo.mercadolibre.com.mx/MLM-551738363-endstop-switch-limit-fin-carrera-reprap-impresora-3d-_JM</text:p>
      <text:p text:style-name="Text_20_body"/>
      <text:p text:style-name="P14"><text:span text:style-name="T10">2 x </text:span>Modulo Wifi Serial Esp8266 Arduino<text:span text:style-name="T10"><text:tab/><text:tab/><text:tab/><text:tab/><text:tab/>$62.10 c/u</text:span></text:p>
      <text:p text:style-name="P10">https://articulo.mercadolibre.com.mx/MLM-632013093-modulo-wifi-serial-esp8266-arduino-_JM</text:p>
      <text:p text:style-name="P10"/>
      <text:p text:style-name="P10"/>
      <text:p text:style-name="P10"/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4:17:52.119283152</meta:creation-date>
    <dc:date>2019-02-07T12:54:46.268721172</dc:date>
    <meta:editing-duration>PT21M11S</meta:editing-duration>
    <meta:editing-cycles>8</meta:editing-cycles>
    <meta:generator>LibreOffice/6.1.4.2$Linux_X86_64 LibreOffice_project/10$Build-2</meta:generator>
    <meta:document-statistic meta:table-count="0" meta:image-count="0" meta:object-count="0" meta:page-count="2" meta:paragraph-count="35" meta:word-count="192" meta:character-count="2460" meta:non-whitespace-character-count="2248"/>
  </office:meta>
</office:document-meta>
</file>